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mbria Math" svg:font-family="'Cambria Math'"/>
    <style:font-face style:name="OpenSymbol" svg:font-family="OpenSymbol"/>
    <style:font-face style:name="Arial2" svg:font-family="Arial" style:font-family-generic="swiss"/>
    <style:font-face style:name="Calibri" svg:font-family="Calibri" style:font-family-generic="swiss"/>
    <style:font-face style:name="Lucida Console" svg:font-family="'Lucida Console'" style:font-pitch="fixed"/>
    <style:font-face style:name="Lucida Console2" svg:font-family="'Lucida Console'" style:font-family-generic="modern" style:font-pitch="fixed"/>
    <style:font-face style:name="Lucida Console1" svg:font-family="'Lucida Console'"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9271in" table:align="left" style:writing-mode="lr-tb"/>
    </style:style>
    <style:style style:name="Table1.A" style:family="table-column">
      <style:table-column-properties style:column-width="2.1146in"/>
    </style:style>
    <style:style style:name="Table1.B" style:family="table-column">
      <style:table-column-properties style:column-width="0.6549in"/>
    </style:style>
    <style:style style:name="Table1.C" style:family="table-column">
      <style:table-column-properties style:column-width="1.3854in"/>
    </style:style>
    <style:style style:name="Table1.D" style:family="table-column">
      <style:table-column-properties style:column-width="1.3847in"/>
    </style:style>
    <style:style style:name="Table1.E" style:family="table-column">
      <style:table-column-properties style:column-width="1.3875in"/>
    </style:style>
    <style:style style:name="Table1.1" style:family="table-row">
      <style:table-row-properties style:min-row-height="0.0007in" style:keep-together="true" fo:keep-together="auto"/>
    </style:style>
    <style:style style:name="Table1.A1" style:family="table-cell">
      <style:table-cell-properties fo:background-color="#ffffff" fo:padding-left="0.0382in" fo:padding-right="0.0382in" fo:padding-top="0in" fo:padding-bottom="0in" fo:border="0.0007in solid #000000">
        <style:background-image/>
      </style:table-cell-properties>
    </style:style>
    <style:style style:name="P1" style:family="paragraph" style:parent-style-name="Standard" style:list-style-name="">
      <style:paragraph-properties fo:margin-top="0.0402in" fo:margin-bottom="0.0402in" fo:text-align="center" style:justify-single-word="false"/>
      <style:text-properties style:font-name="Lucida Console2" fo:language="en" fo:country="none"/>
    </style:style>
    <style:style style:name="P2" style:family="paragraph" style:parent-style-name="Standard" style:list-style-name="">
      <style:paragraph-properties fo:margin-top="0.0402in" fo:margin-bottom="0.0402in">
        <style:tab-stops/>
      </style:paragraph-properties>
      <style:text-properties style:font-name="Lucida Console2" fo:language="en" fo:country="none" style:text-underline-style="solid" style:text-underline-width="auto" style:text-underline-color="font-color"/>
    </style:style>
    <style:style style:name="P3" style:family="paragraph" style:parent-style-name="Standard" style:list-style-name="">
      <style:paragraph-properties fo:margin-top="0.0402in" fo:margin-bottom="0.0402in"/>
      <style:text-properties style:font-name="Lucida Console2" fo:language="en" fo:country="none" style:text-underline-style="solid" style:text-underline-width="auto" style:text-underline-color="font-color"/>
    </style:style>
    <style:style style:name="P4" style:family="paragraph" style:parent-style-name="Standard" style:list-style-name="">
      <style:paragraph-properties fo:margin-top="0.0402in" fo:margin-bottom="0.0402in">
        <style:tab-stops/>
      </style:paragraph-properties>
      <style:text-properties style:font-name="Lucida Console2" fo:language="en" fo:country="none"/>
    </style:style>
    <style:style style:name="P5" style:family="paragraph" style:parent-style-name="Standard" style:list-style-name="">
      <style:paragraph-properties fo:margin-top="0.0402in" fo:margin-bottom="0.0402in" fo:text-align="center" style:justify-single-word="false"/>
      <style:text-properties style:font-name="Lucida Console2" fo:language="en" fo:country="none" fo:font-style="italic" fo:font-weight="bold" style:font-style-asian="italic" style:font-weight-asian="bold" style:font-style-complex="italic" style:font-weight-complex="bold"/>
    </style:style>
    <style:style style:name="P6" style:family="paragraph" style:parent-style-name="Standard" style:list-style-name="">
      <style:paragraph-properties fo:margin-top="0.0402in" fo:margin-bottom="0.0402in" fo:text-align="center" style:justify-single-word="false"/>
      <style:text-properties style:font-name="Lucida Console2" fo:language="en" fo:country="none" fo:font-weight="bold" style:font-weight-asian="bold" style:font-weight-complex="bold"/>
    </style:style>
    <style:style style:name="P7" style:family="paragraph" style:parent-style-name="Standard" style:list-style-name="">
      <style:paragraph-properties fo:margin-top="0.0402in" fo:margin-bottom="0.0402in"/>
      <style:text-properties style:font-name="Lucida Console2" fo:language="en" fo:country="none"/>
    </style:style>
    <style:style style:name="P8" style:family="paragraph" style:parent-style-name="Standard" style:list-style-name="L1">
      <style:paragraph-properties fo:margin-top="0.0402in" fo:margin-bottom="0.0402in"/>
      <style:text-properties style:font-name="Lucida Console2" fo:language="en" fo:country="none"/>
    </style:style>
    <style:style style:name="P9" style:family="paragraph" style:parent-style-name="Standard" style:list-style-name="">
      <style:paragraph-properties fo:margin-top="0.0402in" fo:margin-bottom="0.0402in"/>
      <style:text-properties style:font-name="Lucida Console2" fo:language="en" fo:country="none" style:text-underline-style="none"/>
    </style:style>
    <style:style style:name="P10" style:family="paragraph" style:parent-style-name="Standard" style:list-style-name="">
      <style:paragraph-properties fo:margin-top="0.0402in" fo:margin-bottom="0.0402in" fo:text-align="center" style:justify-single-word="false"/>
      <style:text-properties style:font-name="Lucida Console2" fo:font-size="11pt" fo:language="en" fo:country="none" style:font-name-asian="Calibri" style:font-size-asian="11pt" style:font-name-complex="Calibri" style:font-size-complex="11pt"/>
    </style:style>
    <style:style style:name="P11" style:family="paragraph" style:parent-style-name="Standard" style:list-style-name="">
      <style:paragraph-properties fo:margin-top="0.0402in" fo:margin-bottom="0.0402in">
        <style:tab-stops/>
      </style:paragraph-properties>
      <style:text-properties style:font-name="Lucida Console2" fo:font-size="11pt" fo:language="en" fo:country="none" style:font-name-asian="Calibri" style:font-size-asian="11pt" style:font-name-complex="Calibri" style:font-size-complex="11pt"/>
    </style:style>
    <style:style style:name="P12" style:family="paragraph" style:parent-style-name="Standard" style:list-style-name="">
      <style:paragraph-properties fo:margin-top="0.0402in" fo:margin-bottom="0.0402in"/>
      <style:text-properties style:font-name="Lucida Console2" fo:font-size="11pt" fo:language="en" fo:country="none" style:font-name-asian="Calibri" style:font-size-asian="11pt" style:font-name-complex="Calibri" style:font-size-complex="11pt"/>
    </style:style>
    <style:style style:name="P13" style:family="paragraph" style:parent-style-name="Standard" style:list-style-name="">
      <style:paragraph-properties fo:margin-top="0.0402in" fo:margin-bottom="0.0402in"/>
      <style:text-properties style:font-name="Lucida Console2"/>
    </style:style>
    <style:style style:name="P14" style:family="paragraph" style:parent-style-name="Standard" style:list-style-name="" style:master-page-name="Standard">
      <style:paragraph-properties fo:margin-top="0.0402in" fo:margin-bottom="0.0402in" fo:text-align="center" style:justify-single-word="false" style:page-number="auto"/>
      <style:text-properties style:font-name="Lucida Console2" fo:language="en" fo:country="none"/>
    </style:style>
    <style:style style:name="P15" style:family="paragraph" style:parent-style-name="Standard" style:list-style-name="">
      <style:paragraph-properties fo:margin-left="0in" fo:margin-right="0in" fo:margin-top="0.0402in" fo:margin-bottom="0.0402in" fo:text-align="center" style:justify-single-word="false" fo:text-indent="0in" style:auto-text-indent="false"/>
      <style:text-properties style:font-name="Lucida Console2" fo:language="en" fo:country="none" style:text-underline-style="solid" style:text-underline-width="auto" style:text-underline-color="font-color"/>
    </style:style>
    <style:style style:name="P16" style:family="paragraph" style:parent-style-name="Standard" style:list-style-name="RTF_5f_Num_20_2">
      <style:paragraph-properties fo:margin-left="0in" fo:margin-right="0in" fo:margin-top="0.0402in" fo:margin-bottom="0.0402in" fo:text-indent="0in" style:auto-text-indent="false"/>
      <style:text-properties style:font-name="Lucida Console2" fo:language="en" fo:country="none"/>
    </style:style>
    <style:style style:name="P17" style:family="paragraph" style:parent-style-name="Standard" style:list-style-name="RTF_5f_Num_20_2">
      <style:paragraph-properties fo:margin-left="0in" fo:margin-right="0in" fo:margin-top="0.0402in" fo:margin-bottom="0.0402in" fo:text-indent="0in" style:auto-text-indent="false"/>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fo:language="en" fo:country="none"/>
    </style:style>
    <style:style style:name="T3" style:family="text">
      <style:text-properties fo:language="en" fo:country="none" fo:font-weight="bold" style:font-weight-asian="bold" style:font-weight-complex="bold"/>
    </style:style>
    <style:style style:name="T4" style:family="text">
      <style:text-properties fo:language="en" fo:country="none" fo:font-style="italic" style:font-style-asian="italic" style:font-style-complex="italic"/>
    </style:style>
    <style:style style:name="T5" style:family="text">
      <style:text-properties fo:language="en" fo:country="none" style:font-name-asian="Cambria Math" style:font-name-complex="Cambria Math"/>
    </style:style>
    <style:style style:name="T6" style:family="text">
      <style:text-properties style:text-position="25% 58%" fo:language="en" fo:country="none"/>
    </style:style>
    <style:style style:name="T7" style:family="text">
      <style:text-properties style:text-underline-style="solid" style:text-underline-width="auto" style:text-underline-color="font-color"/>
    </style:style>
    <style:style style:name="T8" style:family="text">
      <style:text-properties style:font-name="Lucida Console2" fo:language="en" fo:country="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nic Plotter Script Version 1.1 Quick Instruction Listing</text:p>
      <text:p text:style-name="P1">Andy Cox V</text:p>
      <text:p text:style-name="P10"/>
      <text:p text:style-name="P2">Introduction:</text:p>
      <text:p text:style-name="P4">This programming language was developed for an Algebra II project which the goal was to draw an image using conics. For version 1 I started the project on March 2, 2017 and ended work on it on March 27, 2017. Note the work for March 28, 2017 was not recorded and consisted of miscellaneous notes not related to the program such as an instruction manual. On version 1 I spent a total of 19 days and on version 1.1 I spent one day April 14, 2017. For the total project I spent 20 days. Both the programs have not been compiled as of April 14, 2017. The programs run in the IDE properly and are programmed in Java. Due to the due date March 28, 2017 I was not able to test all of the attributes but to my knowledge all of the instructions unless stated otherwise should work as intended. Version 1 was the program used to plot the conic image that was graded for the Algebra II project on March 28, 2017. On June 17, 2018 this file was corrected for grammer and formating errors.</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5">Program Source Files Totals</text:p>
          </table:table-cell>
          <table:covered-table-cell/>
          <table:covered-table-cell/>
          <table:covered-table-cell/>
          <table:covered-table-cell/>
        </table:table-row>
        <table:table-row table:style-name="Table1.1">
          <table:table-cell table:style-name="Table1.A1" office:value-type="string">
            <text:p text:style-name="P6">File Name</text:p>
          </table:table-cell>
          <table:table-cell table:style-name="Table1.A1" office:value-type="string">
            <text:p text:style-name="P6">Lines</text:p>
          </table:table-cell>
          <table:table-cell table:style-name="Table1.A1" office:value-type="string">
            <text:p text:style-name="P6">Words</text:p>
          </table:table-cell>
          <table:table-cell table:style-name="Table1.A1" office:value-type="string">
            <text:p text:style-name="P6">File Length in Bytes</text:p>
          </table:table-cell>
          <table:table-cell table:style-name="Table1.A1" office:value-type="string">
            <text:p text:style-name="P6">Characters without white space</text:p>
          </table:table-cell>
        </table:table-row>
        <table:table-row table:style-name="Table1.1">
          <table:table-cell table:style-name="Table1.A1" office:value-type="string">
            <text:p text:style-name="P1">ConicConstant.java</text:p>
          </table:table-cell>
          <table:table-cell table:style-name="Table1.A1" office:value-type="string">
            <text:p text:style-name="P1">108</text:p>
          </table:table-cell>
          <table:table-cell table:style-name="Table1.A1" office:value-type="string">
            <text:p text:style-name="P1">608</text:p>
          </table:table-cell>
          <table:table-cell table:style-name="Table1.A1" office:value-type="string">
            <text:p text:style-name="P1">6309</text:p>
          </table:table-cell>
          <table:table-cell table:style-name="Table1.A1" office:value-type="string">
            <text:p text:style-name="P1">6092</text:p>
          </table:table-cell>
        </table:table-row>
        <table:table-row table:style-name="Table1.1">
          <table:table-cell table:style-name="Table1.A1" office:value-type="string">
            <text:p text:style-name="P1">ConicData.java</text:p>
          </table:table-cell>
          <table:table-cell table:style-name="Table1.A1" office:value-type="string">
            <text:p text:style-name="P1">332</text:p>
          </table:table-cell>
          <table:table-cell table:style-name="Table1.A1" office:value-type="string">
            <text:p text:style-name="P1">1400</text:p>
          </table:table-cell>
          <table:table-cell table:style-name="Table1.A1" office:value-type="string">
            <text:p text:style-name="P1">12692</text:p>
          </table:table-cell>
          <table:table-cell table:style-name="Table1.A1" office:value-type="string">
            <text:p text:style-name="P1">12030</text:p>
          </table:table-cell>
        </table:table-row>
        <table:table-row table:style-name="Table1.1">
          <table:table-cell table:style-name="Table1.A1" office:value-type="string">
            <text:p text:style-name="P1">ConicPlotter.java</text:p>
          </table:table-cell>
          <table:table-cell table:style-name="Table1.A1" office:value-type="string">
            <text:p text:style-name="P1">211</text:p>
          </table:table-cell>
          <table:table-cell table:style-name="Table1.A1" office:value-type="string">
            <text:p text:style-name="P1">891</text:p>
          </table:table-cell>
          <table:table-cell table:style-name="Table1.A1" office:value-type="string">
            <text:p text:style-name="P1">7446</text:p>
          </table:table-cell>
          <table:table-cell table:style-name="Table1.A1" office:value-type="string">
            <text:p text:style-name="P1">7026</text:p>
          </table:table-cell>
        </table:table-row>
        <table:table-row table:style-name="Table1.1">
          <table:table-cell table:style-name="Table1.A1" office:value-type="string">
            <text:p text:style-name="P1">ErrorHandling.java</text:p>
          </table:table-cell>
          <table:table-cell table:style-name="Table1.A1" office:value-type="string">
            <text:p text:style-name="P1">121</text:p>
          </table:table-cell>
          <table:table-cell table:style-name="Table1.A1" office:value-type="string">
            <text:p text:style-name="P1">378</text:p>
          </table:table-cell>
          <table:table-cell table:style-name="Table1.A1" office:value-type="string">
            <text:p text:style-name="P1">3442</text:p>
          </table:table-cell>
          <table:table-cell table:style-name="Table1.A1" office:value-type="string">
            <text:p text:style-name="P1">3202</text:p>
          </table:table-cell>
        </table:table-row>
        <table:table-row table:style-name="Table1.1">
          <table:table-cell table:style-name="Table1.A1" office:value-type="string">
            <text:p text:style-name="P1">Interpreter.java</text:p>
          </table:table-cell>
          <table:table-cell table:style-name="Table1.A1" office:value-type="string">
            <text:p text:style-name="P1">176</text:p>
          </table:table-cell>
          <table:table-cell table:style-name="Table1.A1" office:value-type="string">
            <text:p text:style-name="P1">843</text:p>
          </table:table-cell>
          <table:table-cell table:style-name="Table1.A1" office:value-type="string">
            <text:p text:style-name="P1">8991</text:p>
          </table:table-cell>
          <table:table-cell table:style-name="Table1.A1" office:value-type="string">
            <text:p text:style-name="P1">8641</text:p>
          </table:table-cell>
        </table:table-row>
        <table:table-row table:style-name="Table1.1">
          <table:table-cell table:style-name="Table1.A1" office:value-type="string">
            <text:p text:style-name="P1">PlotPoints.java</text:p>
          </table:table-cell>
          <table:table-cell table:style-name="Table1.A1" office:value-type="string">
            <text:p text:style-name="P1">415</text:p>
          </table:table-cell>
          <table:table-cell table:style-name="Table1.A1" office:value-type="string">
            <text:p text:style-name="P1">1375</text:p>
          </table:table-cell>
          <table:table-cell table:style-name="Table1.A1" office:value-type="string">
            <text:p text:style-name="P1">10836</text:p>
          </table:table-cell>
          <table:table-cell table:style-name="Table1.A1" office:value-type="string">
            <text:p text:style-name="P1">10008</text:p>
          </table:table-cell>
        </table:table-row>
        <table:table-row table:style-name="Table1.1">
          <table:table-cell table:style-name="Table1.A1" office:value-type="string">
            <text:p text:style-name="P1">PrintAttributes.java</text:p>
          </table:table-cell>
          <table:table-cell table:style-name="Table1.A1" office:value-type="string">
            <text:p text:style-name="P1">413</text:p>
          </table:table-cell>
          <table:table-cell table:style-name="Table1.A1" office:value-type="string">
            <text:p text:style-name="P1">1541</text:p>
          </table:table-cell>
          <table:table-cell table:style-name="Table1.A1" office:value-type="string">
            <text:p text:style-name="P1">15337</text:p>
          </table:table-cell>
          <table:table-cell table:style-name="Table1.A1" office:value-type="string">
            <text:p text:style-name="P1">14513</text:p>
          </table:table-cell>
        </table:table-row>
        <table:table-row table:style-name="Table1.1">
          <table:table-cell table:style-name="Table1.A1" office:value-type="string">
            <text:p text:style-name="P5">TOTALS</text:p>
          </table:table-cell>
          <table:table-cell table:style-name="Table1.A1" office:value-type="string">
            <text:p text:style-name="P5">1776</text:p>
          </table:table-cell>
          <table:table-cell table:style-name="Table1.A1" office:value-type="string">
            <text:p text:style-name="P5">7036</text:p>
          </table:table-cell>
          <table:table-cell table:style-name="Table1.A1" office:value-type="string">
            <text:p text:style-name="P5">65053</text:p>
          </table:table-cell>
          <table:table-cell table:style-name="Table1.A1" office:value-type="string">
            <text:p text:style-name="P5">61512</text:p>
          </table:table-cell>
        </table:table-row>
      </table:table>
      <text:p text:style-name="P12"/>
      <text:p text:style-name="P12"/>
      <text:p text:style-name="P7"><text:span text:style-name="T7">Argument Notes:</text:span></text:p>
      <text:p text:style-name="P9">Throught this guide arguments for instructions will have succeeding letter keys to represent their argument type(s). These keys are represented below:</text:p>
      <text:list xml:id="list3192322199394538797" text:style-name="L1">
        <text:list-item>
          <text:p text:style-name="P8">All instructions are case sensitive/all lowercase.</text:p>
        </text:list-item>
        <text:list-item>
          <text:p text:style-name="P8">x and y may be either an integer or a variable.</text:p>
        </text:list-item>
        <text:list-item>
          <text:p text:style-name="P8">z must be a variable.</text:p>
        </text:list-item>
        <text:list-item>
          <text:p text:style-name="P8">Acc is the accumulator a register which can not be directly accessed by the user used for program operators.</text:p>
        </text:list-item>
        <text:list-item>
          <text:p text:style-name="P8">:= equals assign to where in x := y, x is assigned to the value of y.</text:p>
        </text:list-item>
      </text:list>
      <text:p text:style-name="P12"/>
      <text:p text:style-name="P3">Arithmetic Operators</text:p>
      <text:p text:style-name="P7"><text:soft-page-break/>All arithmetic operators change the value of the accumulator based on the argument(s) given.</text:p>
      <text:p text:style-name="P12"/>
      <text:p text:style-name="P13"><text:span text:style-name="T3">add</text:span><text:span text:style-name="T2"> x y<text:tab/><text:tab/>-<text:tab/>Acc := x + y</text:span></text:p>
      <text:p text:style-name="P13"><text:span text:style-name="T3">subtract</text:span><text:span text:style-name="T2"> x y<text:tab/>-<text:tab/>Acc := x – y</text:span></text:p>
      <text:p text:style-name="P13"><text:span text:style-name="T3">divide</text:span><text:span text:style-name="T2"> x y<text:tab/>-<text:tab/>Acc := x / y</text:span></text:p>
      <text:p text:style-name="P13"><text:span text:style-name="T3">multiply</text:span><text:span text:style-name="T2"> x y<text:tab/>-<text:tab/>Acc := x * y</text:span></text:p>
      <text:p text:style-name="P13"><text:span text:style-name="T3">squareroot</text:span><text:span text:style-name="T2"> x<text:tab/>-<text:tab/>Acc := </text:span><text:span text:style-name="T5">√</text:span><text:span text:style-name="T2">x</text:span></text:p>
      <text:p text:style-name="P13"><text:span text:style-name="T3">square</text:span><text:span text:style-name="T2"> x<text:tab/><text:tab/>-<text:tab/>Acc := x</text:span><text:span text:style-name="T6">2</text:span></text:p>
      <text:p text:style-name="P13"><text:span text:style-name="T3">negate</text:span><text:span text:style-name="T2"> x<text:tab/><text:tab/>-<text:tab/>Acc := -x</text:span></text:p>
      <text:p text:style-name="P12"/>
      <text:p text:style-name="P3">Variable Manipulation</text:p>
      <text:p text:style-name="P12"/>
      <text:p text:style-name="P13"><text:span text:style-name="T3">giving</text:span><text:span text:style-name="T2"> z<text:tab/><text:tab/>-<text:tab/>z := Acc</text:span></text:p>
      <text:p text:style-name="P13"><text:span text:style-name="T3">set</text:span><text:span text:style-name="T2"> x y<text:tab/><text:tab/>-<text:tab/>x := y</text:span></text:p>
      <text:p text:style-name="P13"><text:span text:style-name="T3">swap</text:span><text:span text:style-name="T2"><text:tab/><text:tab/><text:tab/>-<text:tab/>x := y and y := x</text:span></text:p>
      <text:p text:style-name="P12"/>
      <text:p text:style-name="P3">Console Interface</text:p>
      <text:p text:style-name="P12"/>
      <text:p text:style-name="P13"><text:span text:style-name="T3">read</text:span><text:span text:style-name="T2"> z<text:tab/><text:tab/><text:tab/>-<text:tab/>z := Integer Input From User</text:span></text:p>
      <text:p text:style-name="P13"><text:span text:style-name="T3">startdisplayblock</text:span><text:span text:style-name="T2"><text:tab/>-<text:tab/>Prints all strings as literals unless $displayspecial: is called then the following argument is displayed.</text:span></text:p>
      <text:p text:style-name="P13"><text:span text:style-name="T3">enddisplayblock</text:span><text:span text:style-name="T2"><text:tab/>-<text:tab/>Terminates startdisplayblock.</text:span></text:p>
      <text:p text:style-name="P13"><text:span text:style-name="T3">$displayspecial:</text:span><text:span text:style-name="T2"><text:tab/>-<text:tab/>Can only be executed when the startdisplayblock instruction is active.</text:span></text:p>
      <text:p text:style-name="P13"><text:span text:style-name="T2">Arguments succeeding </text:span><text:span text:style-name="T3">$displayspecial</text:span><text:span text:style-name="T2"> are:</text:span></text:p>
      <text:p text:style-name="P13"><text:span text:style-name="T4">space<text:tab/></text:span><text:span text:style-name="T2"><text:tab/><text:tab/>-<text:tab/>Displays a single space character ‘ ‘.</text:span></text:p>
      <text:p text:style-name="P13"><text:span text:style-name="T4">newline</text:span><text:span text:style-name="T2"><text:tab/><text:tab/><text:tab/>-<text:tab/>Displays a new line Java escape “\n”.</text:span></text:p>
      <text:p text:style-name="P13"><text:span text:style-name="T4">carrigereturn<text:tab/></text:span><text:span text:style-name="T2"><text:tab/>-<text:tab/>Displays a carriage return Java escape “\r”.</text:span></text:p>
      <text:p text:style-name="P13"><text:span text:style-name="T4">tabulation</text:span><text:span text:style-name="T2"><text:tab/><text:tab/>-<text:tab/>Displays a tab Java escape “\t”.</text:span></text:p>
      <text:p text:style-name="P13"><text:span text:style-name="T4">formfeed</text:span><text:span text:style-name="T2"><text:tab/><text:tab/><text:tab/>-<text:tab/>Displays a form feed Java escape “\f”.</text:span></text:p>
      <text:p text:style-name="P13"><text:span text:style-name="T4">$displayspecial:</text:span><text:span text:style-name="T2"><text:tab/>-<text:tab/>Literal display of string “</text:span><text:span text:style-name="T4">$displayspecial:”.</text:span></text:p>
      <text:p text:style-name="P13"><text:span text:style-name="T4">x</text:span><text:span text:style-name="T2"><text:tab/><text:tab/><text:tab/><text:tab/>- <text:tab/>Where x is a variable displays the value of the variable.</text:span></text:p>
      <text:p text:style-name="P12"/>
      <text:p text:style-name="P3">Branching</text:p>
      <text:p text:style-name="P12"/>
      <text:p text:style-name="P13"><text:span text:style-name="T3">goto</text:span><text:span text:style-name="T2"> x<text:tab/><text:tab/><text:tab/>-<text:tab/>Searches for a label with the same value as x and executes succeeding instructions.</text:span></text:p>
      <text:p text:style-name="P13"><text:span text:style-name="T3">label </text:span><text:span text:style-name="T2">x<text:tab/><text:tab/><text:tab/>-<text:tab/>Used as a location for goto to branch to.</text:span></text:p>
      <text:p text:style-name="P13"><text:span text:style-name="T3">compare</text:span><text:span text:style-name="T2"> x y<text:tab/><text:tab/>-<text:tab/>Sets an internal flag in the program used for conditional branching.</text:span></text:p>
      <text:p text:style-name="P13"><text:span text:style-name="T3">goifgreaterthan</text:span><text:span text:style-name="T2"> x<text:tab/>-<text:tab/>If the most current compare instruction sets the </text:span><text:soft-page-break/><text:span text:style-name="T2">internal flag as true if x &gt; y then go to label x.</text:span></text:p>
      <text:p text:style-name="P13"><text:span text:style-name="T3">goiflessthan</text:span><text:span text:style-name="T2"> x<text:tab/><text:tab/>-<text:tab/>If the most current compare instruction sets the internal flag as true if x &lt; y then go to label x.</text:span></text:p>
      <text:p text:style-name="P13"><text:span text:style-name="T3">goifequalto</text:span><text:span text:style-name="T2"> x<text:tab/><text:tab/>-<text:tab/>If the most current compare instruction sets the internal flag as true if x = y then go to label x.</text:span></text:p>
      <text:p text:style-name="P13"><text:span text:style-name="T3">goifnotequalto</text:span><text:span text:style-name="T2"> x<text:tab/>-<text:tab/>If the most current compare instruction sets the internal flag as true if x != y then go to label x. If a compare instruction has not been executed yet this instruction will execute when reached.</text:span></text:p>
      <text:p text:style-name="P12"/>
      <text:p text:style-name="P3">Conic Plot Functions</text:p>
      <text:p text:style-name="P12"/>
      <text:p text:style-name="P13"><text:span text:style-name="T3">point</text:span><text:span text:style-name="T2"> x y<text:tab/><text:tab/><text:tab/><text:tab/><text:tab/>-<text:tab/>Load values from variable registers<text:tab/> a and b to plot a single point.</text:span></text:p>
      <text:p text:style-name="P13"><text:span text:style-name="T3">linesegment</text:span><text:span text:style-name="T2"> x y x2 y2<text:tab/><text:tab/>-<text:tab/>Load values from variable registers a, b, c, and d. Where (x,y) is one point and (x2,y2) is another point to plot a line segment.</text:span></text:p>
      <text:p text:style-name="P13"><text:span text:style-name="T3">verticalparabola</text:span><text:span text:style-name="T2"> x x x x<text:tab/><text:tab/>-<text:tab/>Load values from variable registers a, b, c, and d. Where a and b are the x and y shifts, c is the focal point, and e is the range.</text:span></text:p>
      <text:p text:style-name="P13"><text:span text:style-name="T3">horizontalparabola</text:span><text:span text:style-name="T2"> x x x x<text:tab/>-<text:tab/>Load values from variable registers a, b, c, and d. Where a and b are the x and y shifts, c is the focal point, and e is the domain.</text:span></text:p>
      <text:p text:style-name="P13"><text:span text:style-name="T3">circle</text:span><text:span text:style-name="T2"> x x x<text:tab/><text:tab/><text:tab/><text:tab/>-<text:tab/>Load values from variable registers a, b, and e. Where a and b are the x and y shifts and c is the radius.</text:span></text:p>
      <text:p text:style-name="P13"><text:span text:style-name="T3">ellipse </text:span><text:span text:style-name="T2">x x x x<text:tab/><text:tab/><text:tab/>-<text:tab/>Load values from variable registers a, b, c, d. Where a and b are the x and y shifts, c is the a and d is the b in the standard equation.</text:span></text:p>
      <text:p text:style-name="P13"><text:span text:style-name="T3">verticalhyperbola</text:span><text:span text:style-name="T2"> x x x x<text:tab/>-<text:tab/>Load values from variable registers a, b, c, d, e. Where a and b are the x and y shifts, c is the hyperbola a value, d is the hyperbola b value, and e is the range.</text:span></text:p>
      <text:p text:style-name="P13"><text:span text:style-name="T3">horizontalhyperbola</text:span><text:span text:style-name="T2"> x x x x<text:tab/>-<text:tab/>Load values from variable registers a, b, c, d, e. Where a and b are the x and y shifts, c is the hyperbola a value, d is the hyperbola b value, and e is the domain.</text:span></text:p>
      <text:p text:style-name="P12"/>
      <text:p text:style-name="P3">Commenting</text:p>
      <text:p text:style-name="P12"/>
      <text:p text:style-name="P13"><text:span text:style-name="T3">comment</text:span><text:span text:style-name="T2"><text:tab/><text:tab/><text:tab/>-<text:tab/>A single line comment. Comments all code until the next new line character(s) have been reached.</text:span></text:p>
      <text:p text:style-name="P13"><text:span text:style-name="T3">startblockcomment</text:span><text:span text:style-name="T2"><text:tab/>-<text:tab/>Starts a block comment all preceding text until endblockcomment is reached will be commented out.</text:span></text:p>
      <text:p text:style-name="P13"><text:span text:style-name="T3">endblockcomment</text:span><text:span text:style-name="T2"><text:tab/>-<text:tab/>Terminator for the startblockcomment instruction</text:span></text:p>
      <text:p text:style-name="P12"/>
      <text:p text:style-name="P3">Variable Listing</text:p>
      <text:p text:style-name="P7">This is a listing of all variables which are signed integers. Note there are 26 variables all uppercase letters A to Z.</text:p>
      <text:p text:style-name="P12"/>
      <text:p text:style-name="P7">A<text:tab/>B<text:tab/>C<text:tab/>D<text:tab/>E<text:tab/>F<text:tab/>G<text:tab/>H<text:tab/>I<text:tab/>J<text:tab/>K<text:tab/>L<text:tab/>M<text:tab/>N<text:tab/>O<text:soft-page-break/><text:tab/>P<text:tab/>Q<text:tab/>R<text:tab/>S<text:tab/>T<text:tab/>U<text:tab/>V<text:tab/>W<text:tab/>X<text:tab/>Y<text:tab/>Z</text:p>
      <text:p text:style-name="P12"/>
      <text:p text:style-name="P3"/>
      <text:p text:style-name="P3">Conic Plot Register Variables</text:p>
      <text:p text:style-name="P7">These variable names access and alter the internal registers used by the conic plot functions. There are five internal variables named a, b, c, d, and e. This is a list of the strings that are used to represent manipulation with the associated register. These are treated as variables by the script program.</text:p>
      <text:p text:style-name="P7">A<text:tab/>-<text:tab/>#xset, #xshift (Used for x axis shifting)</text:p>
      <text:p text:style-name="P7">B<text:tab/>-<text:tab/>#yset, #yshift (Used for y axis shifting)</text:p>
      <text:p text:style-name="P7">C<text:tab/>-<text:tab/>#simitransverseaxis, #simimajoraxis, #focaldistance, #xtwoset, #a, #p (Used by various conics)</text:p>
      <text:p text:style-name="P7">D<text:tab/>-<text:tab/>#simiconjugateaxis, #simiminoraxis, #ytwoset, #b (Used by various conics)</text:p>
      <text:p text:style-name="P7">E<text:tab/>-<text:tab/>#domain, #range, #radius (Used as the domains and ranges of conics and radius for the circle conic function)</text:p>
      <text:p text:style-name="P12"/>
      <text:p text:style-name="P3">Program Termination</text:p>
      <text:p text:style-name="P7">If the program reaches an End of File character the script will terminate or if the exit instruction is initiated.</text:p>
      <text:p text:style-name="P12"/>
      <text:p text:style-name="P13"><text:span text:style-name="T3">exit</text:span><text:span text:style-name="T2"><text:tab/><text:tab/>-<text:tab/>Terminates the script.</text:span></text:p>
      <text:p text:style-name="P12"/>
      <text:p text:style-name="P15">Bug Listing</text:p>
      <text:list xml:id="list3985902545798059712" text:style-name="RTF_5f_Num_20_2">
        <text:list-item>
          <text:p text:style-name="P17"><text:span text:style-name="T8"><text:s/>Both horizontal and vertical Hyperbolas and Parabolas do not plot out their respected ranges and domains. Instead the values that are set to be the domain and range are used to plot out how many pixels on each side the conic should be composed of. For example if a horizontal parabola was set to have a domain of seven it will only plot out seven pixels on each side.</text:span></text:p>
        </text:list-item>
        <text:list-item>
          <text:p text:style-name="P16"><text:s/>Parabolas plot out inverted focal distances. For example a parabola with a positive focal distance will plot down and a parabola with a negative focal distance will plot up. Which is reverse of how the parabolas should be plotted.</text:p>
        </text:list-item>
        <text:list-item>
          <text:p text:style-name="P16"><text:s/>Ellipses should have better definition for the simi-major and simi-minor axis. Basically there should be a definite horizontalellipse instruction and a verticalellipse instruction to plot both vertical and horizontal ellipses.</text:p>
        </text:list-item>
        <text:list-item>
          <text:p text:style-name="P16"><text:s/>On rare occasion blank space will not be cropped out by the im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mbria Math" svg:font-family="'Cambria Math'"/>
    <style:font-face style:name="OpenSymbol" svg:font-family="OpenSymbol"/>
    <style:font-face style:name="Arial2" svg:font-family="Arial" style:font-family-generic="swiss"/>
    <style:font-face style:name="Calibri" svg:font-family="Calibri" style:font-family-generic="swiss"/>
    <style:font-face style:name="Lucida Console" svg:font-family="'Lucida Console'" style:font-pitch="fixed"/>
    <style:font-face style:name="Lucida Console2" svg:font-family="'Lucida Console'" style:font-family-generic="modern" style:font-pitch="fixed"/>
    <style:font-face style:name="Lucida Console1" svg:font-family="'Lucida Console'"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Lucida Console" fo:font-size="12pt" fo:language="en" fo:country="US" style:font-name-asian="Lucida Console" style:font-size-asian="12pt" style:language-asian="en" style:country-asian="US" style:font-name-complex="Lucida Console"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4" meta:paragraph-count="122" meta:word-count="1368" meta:character-count="7291"/>
    <dc:date>2018-06-17T22:45:00.40</dc:date>
    <meta:generator>OpenOffice/4.1.5$Win32 OpenOffice.org_project/415m1$Build-9789</meta:generator>
  </office:meta>
</office:document-meta>
</file>